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en" fo:country="US" officeooo:rsid="000ec3b2" officeooo:paragraph-rsid="000ec3b2"/>
    </style:style>
    <style:style style:name="P2" style:family="paragraph" style:parent-style-name="Text_20_body" style:list-style-name="L1">
      <style:text-properties officeooo:rsid="000ec3b2" officeooo:paragraph-rsid="000ec3b2"/>
    </style:style>
    <style:style style:name="P3" style:family="paragraph" style:parent-style-name="Text_20_body" style:list-style-name="L1">
      <style:text-properties fo:font-style="italic" officeooo:rsid="000ec3b2" officeooo:paragraph-rsid="000ec3b2" style:font-style-asian="italic" style:font-style-complex="italic"/>
    </style:style>
    <style:style style:name="P4" style:family="paragraph" style:parent-style-name="Text_20_body" style:list-style-name="L1">
      <style:text-properties fo:font-style="italic" officeooo:rsid="001010bd" officeooo:paragraph-rsid="001010bd" style:font-style-asian="italic" style:font-style-complex="italic"/>
    </style:style>
    <style:style style:name="P5" style:family="paragraph" style:parent-style-name="Text_20_body" style:list-style-name="L1">
      <style:text-properties fo:font-style="normal" officeooo:rsid="000ec3b2" officeooo:paragraph-rsid="000ec3b2" style:font-style-asian="normal" style:font-style-complex="normal"/>
    </style:style>
    <style:style style:name="P6" style:family="paragraph" style:parent-style-name="Text_20_body" style:list-style-name="L1">
      <style:text-properties fo:font-style="normal" officeooo:rsid="001010bd" officeooo:paragraph-rsid="001010bd" style:font-style-asian="normal" style:font-style-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fo:font-weight="bold" style:font-style-asian="normal" style:font-weight-asian="bold" style:font-style-complex="normal" style:font-weight-complex="bold"/>
    </style:style>
    <style:style style:name="T7" style:family="text">
      <style:text-properties fo:language="en" fo:country="US" fo:font-weight="normal" style:font-weight-asian="normal" style:font-weight-complex="normal"/>
    </style:style>
    <text:list-style style:name="L1">
      <text:list-level-style-number text:level="1" text:style-name="Numbering_20_Symbols" loext:num-list-format="16.%1%" style:num-prefix="16."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elf-Review Exercises</text:h>
      <text:list text:style-name="L1">
        <text:list-item>
          <text:p text:style-name="P2"><text:span text:style-name="T1">Fill in the blanks in each of the following:</text:span></text:p>
          <text:list>
            <text:list-item>
              <text:p text:style-name="P2"><text:span text:style-name="T1">Every class definition contains the keywork </text:span><text:span text:style-name="T2">class</text:span><text:span text:style-name="T3"> </text:span><text:span text:style-name="T5">followed immediately by the class’s name.</text:span></text:p>
            </text:list-item>
            <text:list-item>
              <text:p text:style-name="P2"><text:span text:style-name="T5">A class definition is typically stored in a file with the .</text:span><text:span text:style-name="T6">h</text:span><text:span text:style-name="T5"> filename extension.</text:span></text:p>
            </text:list-item>
            <text:list-item>
              <text:p text:style-name="P2"><text:span text:style-name="T5">Each parameter is a function header specifies both a(n) </text:span><text:span text:style-name="T6">type</text:span><text:span text:style-name="T5"> and a(n) </text:span><text:span text:style-name="T6">name</text:span><text:span text:style-name="T5">.</text:span></text:p>
            </text:list-item>
            <text:list-item>
              <text:p text:style-name="P2"><text:span text:style-name="T5">When each object of a class maintains its own copy of an attribute, the variable that represents the attribute is also known as a(n)</text:span><text:span text:style-name="T6"> data member</text:span><text:span text:style-name="T5">.</text:span></text:p>
            </text:list-item>
            <text:list-item>
              <text:p text:style-name="P2"><text:span text:style-name="T5">Keyword public is a(n)</text:span><text:span text:style-name="T6"> access specifier</text:span><text:span text:style-name="T5">.</text:span></text:p>
            </text:list-item>
            <text:list-item>
              <text:p text:style-name="P2"><text:span text:style-name="T5">Return type</text:span><text:span text:style-name="T6"> void</text:span><text:span text:style-name="T5"> indicates that a function will perform a task but will not return any information when it completes its task.</text:span></text:p>
            </text:list-item>
            <text:list-item>
              <text:p text:style-name="P2"><text:span text:style-name="T5">Function</text:span><text:span text:style-name="T6"> getLine</text:span><text:span text:style-name="T5"> from the &lt;string&gt; library reads characters until a newline character is encountered, then copies those characters into the specified string.</text:span></text:p>
            </text:list-item>
            <text:list-item>
              <text:p text:style-name="P2"><text:span text:style-name="T5">When a member function is defined outside the class definition, the function header must include the class name and the </text:span><text:span text:style-name="T6"><text:s/>binary scope resolution operator (::)</text:span><text:span text:style-name="T5">, followed by the function name to “tie” the member function to the class definition.</text:span></text:p>
            </text:list-item>
            <text:list-item>
              <text:p text:style-name="P2"><text:span text:style-name="T5">The source-code file and any other files that use a class can include the class’s header via a(n) </text:span><text:span text:style-name="T6">#include</text:span><text:span text:style-name="T5"> preprocessor directive.</text:span></text:p>
            </text:list-item>
          </text:list>
        </text:list-item>
        <text:list-item>
          <text:p text:style-name="P2"><text:span text:style-name="T5">State whether each of the following is </text:span><text:span text:style-name="T4">true</text:span><text:span text:style-name="T5"> or </text:span><text:span text:style-name="T4">false. </text:span><text:span text:style-name="T5">If </text:span><text:span text:style-name="T4">false</text:span><text:span text:style-name="T5">, explain why.</text:span></text:p>
          <text:list>
            <text:list-item>
              <text:p text:style-name="P2"><text:span text:style-name="T5">By convention, function names begin with a capital letter and all subsequent words in the name begin with a capital letter.</text:span></text:p>
              <text:p text:style-name="P3"><text:span text:style-name="T7">Answer: False. Function names begin with a lowercase letter and all subsequent words in the name begin with a capital letter.</text:span></text:p>
            </text:list-item>
            <text:list-item>
              <text:p text:style-name="P5"><text:span text:style-name="T7">Empty parentheses following a function name in a function prototype indicate that the function does not require any parameters to perform its task.</text:span></text:p>
              <text:p text:style-name="P3"><text:span text:style-name="T7">Answer: True.</text:span></text:p>
            </text:list-item>
            <text:list-item>
              <text:p text:style-name="P3"><text:span text:style-name="T5">Data members or member functions declared with access specifier private are accessible to member functions of the class in which they’re declared.</text:span></text:p>
              <text:p text:style-name="P3"><text:span text:style-name="T7">Answer: True.</text:span></text:p>
            </text:list-item>
            <text:list-item>
              <text:p text:style-name="P3"><text:span text:style-name="T5">Variables declared in the body of a particular member function are known as data members and can be used in all member functions of the class.</text:span></text:p>
              <text:p text:style-name="P3"><text:span text:style-name="T7">Answer: False. Variables declared in the body of a particular member function are local variables only known in the body of the function in that they were declared.</text:span></text:p>
            </text:list-item>
            <text:list-item>
              <text:p text:style-name="P5"><text:span text:style-name="T7">Every function’s body is delimited by left and right braces ({ and }).</text:span></text:p>
              <text:p text:style-name="P3"><text:span text:style-name="T7">Answer: True.</text:span></text:p>
            </text:list-item>
            <text:list-item>
              <text:p text:style-name="P5"><text:soft-page-break/><text:span text:style-name="T7">Any source-code file that contains int main() can be used to execute a program.</text:span></text:p>
              <text:p text:style-name="P3"><text:span text:style-name="T7">Answer: True.</text:span></text:p>
            </text:list-item>
            <text:list-item>
              <text:p text:style-name="P3"><text:span text:style-name="T5">The types of arguments in a function call must be consistent with the types of the corresponding parameters in the function prototype’s parameter list.</text:span></text:p>
              <text:p text:style-name="P3"><text:span text:style-name="T7">Answer: True.</text:span></text:p>
            </text:list-item>
          </text:list>
        </text:list-item>
        <text:list-item>
          <text:p text:style-name="P6"><text:span text:style-name="T7">What is the difference between a local variable and a data member?</text:span></text:p>
          <text:p text:style-name="P4"><text:span text:style-name="T7">A local variable is declared in the body of a function <text:s/>and can only be used only from its declaration to the closing brace of the block in which it was declared. A data member is declared in a class, but not in the body of any of the class’s member functions. Every object of a class has a separate copy of the class’s data members. Data member are accessible to all member functions of the class.</text:span></text:p>
        </text:list-item>
        <text:list-item>
          <text:p text:style-name="P6"><text:span text:style-name="T7">Explain the purpose of a function parameter. What’s the difference between a parameter and an argument?</text:span></text:p>
          <text:p text:style-name="P4"><text:span text:style-name="T7">A parameter allow the clients of function to pass data information to the function perform its task. Each parameter required by a function is specified in the function header. An argument is the value supplied in the function call. When the function is called, the argument value is passed into the function parameter so that the function can perform its tas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09:52:33.753894850</meta:creation-date>
    <dc:date>2024-05-01T19:25:36.335326563</dc:date>
    <meta:editing-duration>PT3H25M29S</meta:editing-duration>
    <meta:editing-cycles>1</meta:editing-cycles>
    <meta:document-statistic meta:table-count="0" meta:image-count="0" meta:object-count="0" meta:page-count="2" meta:paragraph-count="30" meta:word-count="589" meta:character-count="3415" meta:non-whitespace-character-count="2874"/>
    <meta:generator>LibreOffice/24.2.2.2$Linux_X86_64 LibreOffice_project/427a8baee0312a7693737440f205d2e411d50bad</meta:generator>
  </office:meta>
</office:document-meta>
</file>